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eeeeee"/>
    </style:style>
    <style:style style:name="ce6" style:family="table-cell" style:parent-style-name="Default" style:data-style-name="N4">
      <style:table-cell-properties fo:background-color="#dee6e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4">
      <style:table-cell-properties fo:background-color="#e8f2a1"/>
    </style:style>
    <style:style style:name="ce9" style:family="table-cell" style:parent-style-name="Default" style:data-style-name="N4">
      <style:table-cell-properties fo:background-color="#cccccc"/>
    </style:style>
    <style:style style:name="ce10" style:family="table-cell" style:parent-style-name="Default" style:data-style-name="N4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row table:style-name="ro1">
          <table:table-cell/>
          <table:table-cell table:style-name="ce2" office:value-type="string" calcext:value-type="string" table:number-columns-spanned="6" table:number-rows-spanned="1">
            <text:p>Thickness</text:p>
          </table:table-cell>
          <table:covered-table-cell table:style-name="Default"/>
          <table:covered-table-cell table:style-name="ce2"/>
          <table:covered-table-cell table:number-columns-repeated="3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minal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Dry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Green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Dimension lumber</text:p>
          </table:table-cell>
          <table:table-cell table:style-name="ce4" office:value-type="float" office:value="2" calcext:value-type="float">
            <text:p>2.00</text:p>
          </table:table-cell>
          <table:table-cell table:formula="of:=[.B4]*25.4" office:value-type="float" office:value="50.8" calcext:value-type="float">
            <text:p>50.80</text:p>
          </table:table-cell>
          <table:table-cell table:formula="of:=[.B4]-0.5" office:value-type="float" office:value="1.5" calcext:value-type="float">
            <text:p>1.50</text:p>
          </table:table-cell>
          <table:table-cell table:formula="of:=[.D4]*25.4" office:value-type="float" office:value="38.1" calcext:value-type="float">
            <text:p>38.10</text:p>
          </table:table-cell>
          <table:table-cell table:formula="of:=[.B4]-7/16" office:value-type="float" office:value="1.5625" calcext:value-type="float">
            <text:p>1.56</text:p>
          </table:table-cell>
          <table:table-cell table:formula="of:=[.F4]*25.4" office:value-type="float" office:value="39.6875" calcext:value-type="float">
            <text:p>39.69</text:p>
          </table:table-cell>
        </table:table-row>
        <table:table-row table:style-name="ro1">
          <table:covered-table-cell/>
          <table:table-cell table:style-name="ce4" office:value-type="float" office:value="2.5" calcext:value-type="float">
            <text:p>2.50</text:p>
          </table:table-cell>
          <table:table-cell table:formula="of:=[.B5]*25.4" office:value-type="float" office:value="63.5" calcext:value-type="float">
            <text:p>63.50</text:p>
          </table:table-cell>
          <table:table-cell table:formula="of:=[.B5]-0.5" office:value-type="float" office:value="2" calcext:value-type="float">
            <text:p>2.00</text:p>
          </table:table-cell>
          <table:table-cell table:formula="of:=[.D5]*25.4" office:value-type="float" office:value="50.8" calcext:value-type="float">
            <text:p>50.80</text:p>
          </table:table-cell>
          <table:table-cell table:formula="of:=[.B5]-7/16" office:value-type="float" office:value="2.0625" calcext:value-type="float">
            <text:p>2.06</text:p>
          </table:table-cell>
          <table:table-cell table:formula="of:=[.F5]*25.4" office:value-type="float" office:value="52.3875" calcext:value-type="float">
            <text:p>52.39</text:p>
          </table:table-cell>
        </table:table-row>
        <table:table-row table:style-name="ro1">
          <table:covered-table-cell/>
          <table:table-cell table:style-name="ce4" office:value-type="float" office:value="3" calcext:value-type="float">
            <text:p>3.00</text:p>
          </table:table-cell>
          <table:table-cell table:formula="of:=[.B6]*25.4" office:value-type="float" office:value="76.2" calcext:value-type="float">
            <text:p>76.20</text:p>
          </table:table-cell>
          <table:table-cell table:formula="of:=[.B6]-0.5" office:value-type="float" office:value="2.5" calcext:value-type="float">
            <text:p>2.50</text:p>
          </table:table-cell>
          <table:table-cell table:formula="of:=[.D6]*25.4" office:value-type="float" office:value="63.5" calcext:value-type="float">
            <text:p>63.50</text:p>
          </table:table-cell>
          <table:table-cell table:formula="of:=[.B6]-7/16" office:value-type="float" office:value="2.5625" calcext:value-type="float">
            <text:p>2.56</text:p>
          </table:table-cell>
          <table:table-cell table:formula="of:=[.F6]*25.4" office:value-type="float" office:value="65.0875" calcext:value-type="float">
            <text:p>65.09</text:p>
          </table:table-cell>
        </table:table-row>
        <table:table-row table:style-name="ro1">
          <table:covered-table-cell/>
          <table:table-cell table:style-name="ce4" office:value-type="float" office:value="3.5" calcext:value-type="float">
            <text:p>3.50</text:p>
          </table:table-cell>
          <table:table-cell table:formula="of:=[.B7]*25.4" office:value-type="float" office:value="88.9" calcext:value-type="float">
            <text:p>88.90</text:p>
          </table:table-cell>
          <table:table-cell table:formula="of:=[.B7]-0.5" office:value-type="float" office:value="3" calcext:value-type="float">
            <text:p>3.00</text:p>
          </table:table-cell>
          <table:table-cell table:formula="of:=[.D7]*25.4" office:value-type="float" office:value="76.2" calcext:value-type="float">
            <text:p>76.20</text:p>
          </table:table-cell>
          <table:table-cell table:formula="of:=[.B7]-7/16" office:value-type="float" office:value="3.0625" calcext:value-type="float">
            <text:p>3.06</text:p>
          </table:table-cell>
          <table:table-cell table:formula="of:=[.F7]*25.4" office:value-type="float" office:value="77.7875" calcext:value-type="float">
            <text:p>77.79</text:p>
          </table:table-cell>
        </table:table-row>
        <table:table-row table:style-name="ro1">
          <table:covered-table-cell/>
          <table:table-cell table:style-name="ce4" office:value-type="float" office:value="4" calcext:value-type="float">
            <text:p>4.00</text:p>
          </table:table-cell>
          <table:table-cell table:formula="of:=[.B8]*25.4" office:value-type="float" office:value="101.6" calcext:value-type="float">
            <text:p>101.60</text:p>
          </table:table-cell>
          <table:table-cell table:formula="of:=[.B8]-0.5" office:value-type="float" office:value="3.5" calcext:value-type="float">
            <text:p>3.50</text:p>
          </table:table-cell>
          <table:table-cell table:formula="of:=[.D8]*25.4" office:value-type="float" office:value="88.9" calcext:value-type="float">
            <text:p>88.90</text:p>
          </table:table-cell>
          <table:table-cell table:formula="of:=[.B8]-7/16" office:value-type="float" office:value="3.5625" calcext:value-type="float">
            <text:p>3.56</text:p>
          </table:table-cell>
          <table:table-cell table:formula="of:=[.F8]*25.4" office:value-type="float" office:value="90.4875" calcext:value-type="float">
            <text:p>90.49</text:p>
          </table:table-cell>
        </table:table-row>
        <table:table-row table:style-name="ro1">
          <table:covered-table-cell/>
          <table:table-cell table:style-name="ce4" office:value-type="float" office:value="4.5" calcext:value-type="float">
            <text:p>4.50</text:p>
          </table:table-cell>
          <table:table-cell table:formula="of:=[.B9]*25.4" office:value-type="float" office:value="114.3" calcext:value-type="float">
            <text:p>114.30</text:p>
          </table:table-cell>
          <table:table-cell table:formula="of:=[.B9]-0.5" office:value-type="float" office:value="4" calcext:value-type="float">
            <text:p>4.00</text:p>
          </table:table-cell>
          <table:table-cell table:formula="of:=[.D9]*25.4" office:value-type="float" office:value="101.6" calcext:value-type="float">
            <text:p>101.60</text:p>
          </table:table-cell>
          <table:table-cell table:formula="of:=[.B9]-7/16" office:value-type="float" office:value="4.0625" calcext:value-type="float">
            <text:p>4.06</text:p>
          </table:table-cell>
          <table:table-cell table:formula="of:=[.F9]*25.4" office:value-type="float" office:value="103.1875" calcext:value-type="float">
            <text:p>103.19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Width</text:p>
          </table:table-cell>
          <table:covered-table-cell table:style-name="Default"/>
          <table:covered-table-cell table:style-name="ce2"/>
          <table:covered-table-cell table:number-columns-repeated="3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minal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Dry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Green</text:p>
          </table:table-cell>
          <table:covered-table-cell table:style-name="ce3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m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Dimension lumber</text:p>
          </table:table-cell>
          <table:table-cell office:value-type="float" office:value="2" calcext:value-type="float">
            <text:p>2</text:p>
          </table:table-cell>
          <table:table-cell table:formula="of:=[.B14]*25.4" office:value-type="float" office:value="50.8" calcext:value-type="float">
            <text:p>50.80</text:p>
          </table:table-cell>
          <table:table-cell table:style-name="ce5" table:formula="of:=[.B14]-0.5" office:value-type="float" office:value="1.5" calcext:value-type="float">
            <text:p>1.50</text:p>
          </table:table-cell>
          <table:table-cell table:style-name="ce5" table:formula="of:=[.D14]*25.4" office:value-type="float" office:value="38.1" calcext:value-type="float">
            <text:p>38.10</text:p>
          </table:table-cell>
          <table:table-cell table:style-name="ce8" table:formula="of:=[.B14]-7/16" office:value-type="float" office:value="1.5625" calcext:value-type="float">
            <text:p>1.56</text:p>
          </table:table-cell>
          <table:table-cell table:style-name="ce8" table:formula="of:=[.F14]*25.4" office:value-type="float" office:value="39.6875" calcext:value-type="float">
            <text:p>39.69</text:p>
          </table:table-cell>
        </table:table-row>
        <table:table-row table:style-name="ro1">
          <table:covered-table-cell/>
          <table:table-cell table:formula="of:=[.B14]+1" office:value-type="float" office:value="3" calcext:value-type="float">
            <text:p>3</text:p>
          </table:table-cell>
          <table:table-cell table:formula="of:=[.B15]*25.4" office:value-type="float" office:value="76.2" calcext:value-type="float">
            <text:p>76.20</text:p>
          </table:table-cell>
          <table:table-cell table:style-name="ce5" table:formula="of:=[.B15]-0.5" office:value-type="float" office:value="2.5" calcext:value-type="float">
            <text:p>2.50</text:p>
          </table:table-cell>
          <table:table-cell table:style-name="ce5" table:formula="of:=[.D15]*25.4" office:value-type="float" office:value="63.5" calcext:value-type="float">
            <text:p>63.50</text:p>
          </table:table-cell>
          <table:table-cell table:style-name="ce8" table:formula="of:=[.B15]-7/16" office:value-type="float" office:value="2.5625" calcext:value-type="float">
            <text:p>2.56</text:p>
          </table:table-cell>
          <table:table-cell table:style-name="ce8" table:formula="of:=[.F15]*25.4" office:value-type="float" office:value="65.0875" calcext:value-type="float">
            <text:p>65.09</text:p>
          </table:table-cell>
        </table:table-row>
        <table:table-row table:style-name="ro1">
          <table:covered-table-cell/>
          <table:table-cell table:formula="of:=[.B15]+1" office:value-type="float" office:value="4" calcext:value-type="float">
            <text:p>4</text:p>
          </table:table-cell>
          <table:table-cell table:formula="of:=[.B16]*25.4" office:value-type="float" office:value="101.6" calcext:value-type="float">
            <text:p>101.60</text:p>
          </table:table-cell>
          <table:table-cell table:style-name="ce5" table:formula="of:=[.B16]-0.5" office:value-type="float" office:value="3.5" calcext:value-type="float">
            <text:p>3.50</text:p>
          </table:table-cell>
          <table:table-cell table:style-name="ce5" table:formula="of:=[.D16]*25.4" office:value-type="float" office:value="88.9" calcext:value-type="float">
            <text:p>88.90</text:p>
          </table:table-cell>
          <table:table-cell table:style-name="ce8" table:formula="of:=[.B16]-7/16" office:value-type="float" office:value="3.5625" calcext:value-type="float">
            <text:p>3.56</text:p>
          </table:table-cell>
          <table:table-cell table:style-name="ce8" table:formula="of:=[.F16]*25.4" office:value-type="float" office:value="90.4875" calcext:value-type="float">
            <text:p>90.49</text:p>
          </table:table-cell>
        </table:table-row>
        <table:table-row table:style-name="ro1">
          <table:covered-table-cell/>
          <table:table-cell table:formula="of:=[.B16]+1" office:value-type="float" office:value="5" calcext:value-type="float">
            <text:p>5</text:p>
          </table:table-cell>
          <table:table-cell table:formula="of:=[.B17]*25.4" office:value-type="float" office:value="127" calcext:value-type="float">
            <text:p>127.00</text:p>
          </table:table-cell>
          <table:table-cell table:style-name="ce5" table:formula="of:=[.B17]-0.5" office:value-type="float" office:value="4.5" calcext:value-type="float">
            <text:p>4.50</text:p>
          </table:table-cell>
          <table:table-cell table:style-name="ce5" table:formula="of:=[.D17]*25.4" office:value-type="float" office:value="114.3" calcext:value-type="float">
            <text:p>114.30</text:p>
          </table:table-cell>
          <table:table-cell table:style-name="ce9" table:formula="of:=[.B17]-3/8" office:value-type="float" office:value="4.625" calcext:value-type="float">
            <text:p>4.63</text:p>
          </table:table-cell>
          <table:table-cell table:style-name="ce9" table:formula="of:=[.F17]*25.4" office:value-type="float" office:value="117.475" calcext:value-type="float">
            <text:p>117.48</text:p>
          </table:table-cell>
        </table:table-row>
        <table:table-row table:style-name="ro1">
          <table:covered-table-cell/>
          <table:table-cell table:formula="of:=[.B17]+1" office:value-type="float" office:value="6" calcext:value-type="float">
            <text:p>6</text:p>
          </table:table-cell>
          <table:table-cell table:formula="of:=[.B18]*25.4" office:value-type="float" office:value="152.4" calcext:value-type="float">
            <text:p>152.40</text:p>
          </table:table-cell>
          <table:table-cell table:style-name="ce5" table:formula="of:=[.B18]-0.5" office:value-type="float" office:value="5.5" calcext:value-type="float">
            <text:p>5.50</text:p>
          </table:table-cell>
          <table:table-cell table:style-name="ce5" table:formula="of:=[.D18]*25.4" office:value-type="float" office:value="139.7" calcext:value-type="float">
            <text:p>139.70</text:p>
          </table:table-cell>
          <table:table-cell table:style-name="ce9" table:formula="of:=[.B18]-3/8" office:value-type="float" office:value="5.625" calcext:value-type="float">
            <text:p>5.63</text:p>
          </table:table-cell>
          <table:table-cell table:style-name="ce9" table:formula="of:=[.F18]*25.4" office:value-type="float" office:value="142.875" calcext:value-type="float">
            <text:p>142.88</text:p>
          </table:table-cell>
        </table:table-row>
        <table:table-row table:style-name="ro1">
          <table:covered-table-cell/>
          <table:table-cell table:formula="of:=[.B18]+2" office:value-type="float" office:value="8" calcext:value-type="float">
            <text:p>8</text:p>
          </table:table-cell>
          <table:table-cell table:formula="of:=[.B19]*25.4" office:value-type="float" office:value="203.2" calcext:value-type="float">
            <text:p>203.20</text:p>
          </table:table-cell>
          <table:table-cell table:style-name="ce6" table:formula="of:=[.B19]-0.75" office:value-type="float" office:value="7.25" calcext:value-type="float">
            <text:p>7.25</text:p>
          </table:table-cell>
          <table:table-cell table:style-name="ce6" table:formula="of:=[.D19]*25.4" office:value-type="float" office:value="184.15" calcext:value-type="float">
            <text:p>184.15</text:p>
          </table:table-cell>
          <table:table-cell table:style-name="ce10" table:formula="of:=[.B19]-0.5" office:value-type="float" office:value="7.5" calcext:value-type="float">
            <text:p>7.50</text:p>
          </table:table-cell>
          <table:table-cell table:style-name="ce10" table:formula="of:=[.F19]*25.4" office:value-type="float" office:value="190.5" calcext:value-type="float">
            <text:p>190.50</text:p>
          </table:table-cell>
        </table:table-row>
        <table:table-row table:style-name="ro1">
          <table:covered-table-cell/>
          <table:table-cell table:formula="of:=[.B19]+2" office:value-type="float" office:value="10" calcext:value-type="float">
            <text:p>10</text:p>
          </table:table-cell>
          <table:table-cell table:formula="of:=[.B20]*25.4" office:value-type="float" office:value="254" calcext:value-type="float">
            <text:p>254.00</text:p>
          </table:table-cell>
          <table:table-cell table:style-name="ce6" table:formula="of:=[.B20]-0.75" office:value-type="float" office:value="9.25" calcext:value-type="float">
            <text:p>9.25</text:p>
          </table:table-cell>
          <table:table-cell table:style-name="ce6" table:formula="of:=[.D20]*25.4" office:value-type="float" office:value="234.95" calcext:value-type="float">
            <text:p>234.95</text:p>
          </table:table-cell>
          <table:table-cell table:style-name="ce10" table:formula="of:=[.B20]-0.5" office:value-type="float" office:value="9.5" calcext:value-type="float">
            <text:p>9.50</text:p>
          </table:table-cell>
          <table:table-cell table:style-name="ce10" table:formula="of:=[.F20]*25.4" office:value-type="float" office:value="241.3" calcext:value-type="float">
            <text:p>241.30</text:p>
          </table:table-cell>
        </table:table-row>
        <table:table-row table:style-name="ro1">
          <table:covered-table-cell/>
          <table:table-cell table:formula="of:=[.B20]+2" office:value-type="float" office:value="12" calcext:value-type="float">
            <text:p>12</text:p>
          </table:table-cell>
          <table:table-cell table:formula="of:=[.B21]*25.4" office:value-type="float" office:value="304.8" calcext:value-type="float">
            <text:p>304.80</text:p>
          </table:table-cell>
          <table:table-cell table:style-name="ce6" table:formula="of:=[.B21]-0.75" office:value-type="float" office:value="11.25" calcext:value-type="float">
            <text:p>11.25</text:p>
          </table:table-cell>
          <table:table-cell table:style-name="ce6" table:formula="of:=[.D21]*25.4" office:value-type="float" office:value="285.75" calcext:value-type="float">
            <text:p>285.75</text:p>
          </table:table-cell>
          <table:table-cell table:style-name="ce10" table:formula="of:=[.B21]-0.5" office:value-type="float" office:value="11.5" calcext:value-type="float">
            <text:p>11.50</text:p>
          </table:table-cell>
          <table:table-cell table:style-name="ce10" table:formula="of:=[.F21]*25.4" office:value-type="float" office:value="292.1" calcext:value-type="float">
            <text:p>292.10</text:p>
          </table:table-cell>
        </table:table-row>
        <table:table-row table:style-name="ro1">
          <table:covered-table-cell/>
          <table:table-cell table:formula="of:=[.B21]+2" office:value-type="float" office:value="14" calcext:value-type="float">
            <text:p>14</text:p>
          </table:table-cell>
          <table:table-cell table:formula="of:=[.B22]*25.4" office:value-type="float" office:value="355.6" calcext:value-type="float">
            <text:p>355.60</text:p>
          </table:table-cell>
          <table:table-cell table:style-name="ce6" table:formula="of:=[.B22]-0.75" office:value-type="float" office:value="13.25" calcext:value-type="float">
            <text:p>13.25</text:p>
          </table:table-cell>
          <table:table-cell table:style-name="ce6" table:formula="of:=[.D22]*25.4" office:value-type="float" office:value="336.55" calcext:value-type="float">
            <text:p>336.55</text:p>
          </table:table-cell>
          <table:table-cell table:style-name="ce10" table:formula="of:=[.B22]-0.5" office:value-type="float" office:value="13.5" calcext:value-type="float">
            <text:p>13.50</text:p>
          </table:table-cell>
          <table:table-cell table:style-name="ce10" table:formula="of:=[.F22]*25.4" office:value-type="float" office:value="342.9" calcext:value-type="float">
            <text:p>342.90</text:p>
          </table:table-cell>
        </table:table-row>
        <table:table-row table:style-name="ro1">
          <table:covered-table-cell/>
          <table:table-cell table:formula="of:=[.B22]+2" office:value-type="float" office:value="16" calcext:value-type="float">
            <text:p>16</text:p>
          </table:table-cell>
          <table:table-cell table:formula="of:=[.B23]*25.4" office:value-type="float" office:value="406.4" calcext:value-type="float">
            <text:p>406.40</text:p>
          </table:table-cell>
          <table:table-cell table:style-name="ce6" table:formula="of:=[.B23]-0.75" office:value-type="float" office:value="15.25" calcext:value-type="float">
            <text:p>15.25</text:p>
          </table:table-cell>
          <table:table-cell table:style-name="ce6" table:formula="of:=[.D23]*25.4" office:value-type="float" office:value="387.35" calcext:value-type="float">
            <text:p>387.35</text:p>
          </table:table-cell>
          <table:table-cell table:style-name="ce10" table:formula="of:=[.B23]-0.5" office:value-type="float" office:value="15.5" calcext:value-type="float">
            <text:p>15.50</text:p>
          </table:table-cell>
          <table:table-cell table:style-name="ce10" table:formula="of:=[.F23]*25.4" office:value-type="float" office:value="393.7" calcext:value-type="float">
            <text:p>393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2:29:03.885971650</meta:creation-date>
    <dc:date>2022-03-01T13:39:13.255315380</dc:date>
    <meta:editing-duration>PT59M5S</meta:editing-duration>
    <meta:editing-cycles>7</meta:editing-cycles>
    <meta:generator>LibreOffice/6.4.7.2$Linux_X86_64 LibreOffice_project/40$Build-2</meta:generator>
    <meta:document-statistic meta:table-count="1" meta:cell-count="118" meta:object-count="0"/>
  </office:meta>
</office:document-meta>
</file>